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CF000000EBBA82AD3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7.888cm" svg:height="20.746cm" svg:x="0.112cm" svg:y="0.254cm">
          <draw:image xlink:href="Pictures/10000000000000CF000000EBBA82AD31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01T17:39:36.081477640</meta:creation-date>
    <dc:date>2014-10-01T17:40:23.621949543</dc:date>
    <meta:editing-duration>P0D</meta:editing-duration>
    <meta:editing-cycles>1</meta:editing-cycles>
    <meta:document-statistic meta:object-count="24"/>
    <meta:generator>LibreOffice/4.2.6.3$Linux_X86_64 LibreOffice_project/420m0$Build-3</meta:generator>
  </office:meta>
</office:document-meta>
</file>